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Arial-BoldMT" svg:font-family="Arial-BoldMT" style:font-family-generic="roman" style:font-pitch="variable"/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roman" style:font-pitch="variable"/>
    <style:font-face style:name="OpenSymbol1" svg:font-family="OpenSymbo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c61a0"/>
    </style:style>
    <style:style style:name="P3" style:family="paragraph" style:parent-style-name="Standard">
      <style:paragraph-properties fo:text-align="start" style:justify-single-word="false"/>
      <style:text-properties fo:color="#000000" style:font-name="LiberationSans" fo:font-size="16pt" style:font-size-asian="16pt"/>
    </style:style>
    <style:style style:name="P4" style:family="paragraph" style:parent-style-name="Standard">
      <style:paragraph-properties fo:text-align="start" style:justify-single-word="false"/>
      <style:text-properties fo:color="#000000" style:font-name="Arial-BoldMT" fo:font-size="13pt" fo:font-weight="bold" style:font-size-asian="13pt" style:font-weight-asian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Arial-BoldMT" fo:font-size="13pt" fo:font-style="normal" fo:font-weight="bold" officeooo:rsid="001c61a0" officeooo:paragraph-rsid="001c61a0" style:font-size-asian="13pt" style:font-style-asian="normal" style:font-weight-asian="bold" style:font-style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Arial-BoldMT" fo:font-size="13pt" fo:font-style="normal" fo:font-weight="normal" officeooo:rsid="001c61a0" officeooo:paragraph-rsid="001c61a0" style:font-size-asian="13pt" style:font-style-asian="normal" style:font-weight-asian="normal" style:font-style-complex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color="#000000" style:font-name="ArialMT" fo:font-size="13pt" fo:font-style="normal" fo:font-weight="normal" officeooo:rsid="001c61a0" officeooo:paragraph-rsid="001c61a0" style:font-size-asian="13pt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ArialMT" fo:font-size="13pt" style:font-size-asian="13pt"/>
    </style:style>
    <style:style style:name="T1" style:family="text">
      <style:text-properties fo:color="#000000" style:font-name="Arial-BoldMT" fo:font-size="13pt" fo:font-style="normal" fo:font-weight="bold" officeooo:rsid="001c61a0" style:font-size-asian="13pt" style:font-style-asian="normal" style:font-weight-asian="bold" style:font-style-complex="normal"/>
    </style:style>
    <style:style style:name="T2" style:family="text">
      <style:text-properties fo:color="#000000" style:font-name="ArialMT" fo:font-size="13pt" style:font-size-asian="13pt"/>
    </style:style>
    <style:style style:name="T3" style:family="text">
      <style:text-properties fo:color="#000000" style:font-name="ArialMT" fo:font-size="13pt" officeooo:rsid="001accee" style:font-size-asian="13pt"/>
    </style:style>
    <style:style style:name="T4" style:family="text">
      <style:text-properties fo:color="#000000" style:font-name="ArialMT" fo:font-size="13pt" officeooo:rsid="001c61a0" style:font-size-asian="13pt"/>
    </style:style>
    <style:style style:name="T5" style:family="text">
      <style:text-properties fo:color="#000000" style:font-name="ArialMT" fo:font-size="13pt" officeooo:rsid="001cc3f6" style:font-size-asian="13pt"/>
    </style:style>
    <style:style style:name="T6" style:family="text">
      <style:text-properties fo:color="#000000" style:font-name="Arial-ItalicMT" fo:font-size="13pt" fo:font-style="italic" style:font-size-asian="13pt" style:font-style-asian="italic"/>
    </style:style>
    <style:style style:name="T7" style:family="text">
      <style:text-properties fo:color="#000000" style:font-name="OpenSymbol1" fo:font-size="13pt" style:font-size-asian="13pt"/>
    </style:style>
    <style:style style:name="T8" style:family="text">
      <style:text-properties fo:color="#000081" style:font-name="ArialMT" fo:font-size="13pt" style:font-size-asian="13pt"/>
    </style:style>
    <style:style style:name="T9" style:family="text">
      <style:text-properties fo:color="#000081" style:font-name="ArialMT" fo:font-size="13pt" officeooo:rsid="001accee" style:font-size-asian="13pt"/>
    </style:style>
    <style:style style:name="T10" style:family="text">
      <style:text-properties fo:color="#000081" style:font-name="Arial" fo:font-size="12pt" officeooo:rsid="001accee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POSTA PARA DESENVOLVIMENTO DE SITE.</text:p>
      <text:p text:style-name="P4"/>
      <text:p text:style-name="P4">Empresa</text:p>
      <text:p text:style-name="P1"><text:span text:style-name="T4">T</text:span><text:span text:style-name="T2">ecline </text:span><text:span text:style-name="T4">Mó</text:span><text:span text:style-name="T2">veis</text:span></text:p>
      <text:p text:style-name="P4"/>
      <text:p text:style-name="P4">Objetivo do projeto</text:p>
      <text:p text:style-name="P1"><text:span text:style-name="T2">Disponibilizar </text:span><text:span text:style-name="T3">sistema de site</text:span><text:span text:style-name="T2"> on-line dinâmic</text:span><text:span text:style-name="T3">o</text:span><text:span text:style-name="T2"> desde t</text:span><text:span text:style-name="T3">r</text:span><text:span text:style-name="T2">oca de texto e</text:span></text:p>
      <text:p text:style-name="P1"><text:span text:style-name="T2">imagens, </text:span><text:span text:style-name="T3">galeria de imagens</text:span><text:span text:style-name="T2">, envio de arquivos PDFs para</text:span></text:p>
      <text:p text:style-name="P1"><text:span text:style-name="T3">catálogo de produtos</text:span><text:span text:style-name="T2">, com formato responsivo para uso em dispositivos móveis.</text:span></text:p>
      <text:p text:style-name="P2"><text:span text:style-name="T2">Site de exemplo </text:span><text:a xlink:type="simple" xlink:href="http://www.sollos.ind.br/pt/" text:style-name="Internet_20_link" text:visited-style-name="Visited_20_Internet_20_Link"><text:span text:style-name="T3">www.</text:span></text:a><text:a xlink:type="simple" xlink:href="http://www.sollos.ind.br/pt/" text:style-name="Internet_20_link" text:visited-style-name="Visited_20_Internet_20_Link"><text:span text:style-name="T2">sollos.ind.br/pt/</text:span></text:a><text:span text:style-name="T6">.<text:line-break/><text:line-break/></text:span><text:span text:style-name="T1">Módulos</text:span></text:p>
      <text:list xml:id="list3607144165" text:style-name="L1">
        <text:list-item>
          <text:p text:style-name="P7">Sobre</text:p>
        </text:list-item>
        <text:list-item>
          <text:p text:style-name="P7">Galeria</text:p>
        </text:list-item>
        <text:list-item>
          <text:p text:style-name="P7">Catálogo</text:p>
        </text:list-item>
        <text:list-item>
          <text:p text:style-name="P7">Produtos</text:p>
        </text:list-item>
        <text:list-item>
          <text:p text:style-name="P7">Onde Encontrar</text:p>
        </text:list-item>
        <text:list-item>
          <text:p text:style-name="P7">Contato</text:p>
        </text:list-item>
        <text:list-item>
          <text:p text:style-name="P7">Restrito</text:p>
        </text:list-item>
        <text:list-item>
          <text:p text:style-name="P7">Gerenciador de conteúdo</text:p>
        </text:list-item>
      </text:list>
      <text:p text:style-name="P4"/>
      <text:p text:style-name="P4">Requisitos do servidor</text:p>
      <text:p text:style-name="P1"><text:span text:style-name="T7">• </text:span><text:span text:style-name="T2">Servidor Apache com interpretador PHP versão 5.6 em diante.</text:span></text:p>
      <text:p text:style-name="P1"><text:span text:style-name="T7">• </text:span><text:span text:style-name="T2">Ambiente Windows ou Linux</text:span></text:p>
      <text:p text:style-name="P1"><text:span text:style-name="T7">• </text:span><text:span text:style-name="T2">Banco de dados mysql</text:span></text:p>
      <text:p text:style-name="P4"/>
      <text:p text:style-name="P5">Tecnologia utilizada</text:p>
      <text:p text:style-name="P6">Framework Laravel – PHP</text:p>
      <text:p text:style-name="P6">MySQL</text:p>
      <text:p text:style-name="P6">CSS 3</text:p>
      <text:p text:style-name="P6">HTML 5</text:p>
      <text:p text:style-name="P6">JAVASCRIPT</text:p>
      <text:p text:style-name="P6">BOOTSTRAP – BIBLIOTECA CSS</text:p>
      <text:p text:style-name="P4"/>
      <text:p text:style-name="P4">Prazo para desenvolvimento</text:p>
      <text:p text:style-name="P1"><text:span text:style-name="T2">Estipulado prazo de </text:span><text:span text:style-name="T4">30</text:span><text:span text:style-name="T2"> dias após a confirmação do cliente.</text:span></text:p>
      <text:p text:style-name="P4"/>
      <text:p text:style-name="P4">Valores para desenvolvimento.</text:p>
      <text:p text:style-name="P1"><text:span text:style-name="T2">Valor total do projeto R$ </text:span><text:span text:style-name="T4">3</text:span><text:span text:style-name="T2">.</text:span><text:span text:style-name="T3">8</text:span><text:span text:style-name="T2">00,00 (</text:span><text:span text:style-name="T5">trê</text:span><text:span text:style-name="T2">is mil </text:span><text:span text:style-name="T3">oi</text:span><text:span text:style-name="T2">t</text:span><text:span text:style-name="T3">o</text:span><text:span text:style-name="T2">centos reais).</text:span></text:p>
      <text:p text:style-name="P1"><text:span text:style-name="T2">Entrada de R$ </text:span><text:span text:style-name="T3">1</text:span><text:span text:style-name="T4">9</text:span><text:span text:style-name="T3">00</text:span><text:span text:style-name="T2">,00 (</text:span><text:span text:style-name="T3">mil e </text:span><text:span text:style-name="T4">oito</text:span><text:span text:style-name="T3">centos</text:span><text:span text:style-name="T2">) o restante na finalização do projeto.</text:span></text:p>
      <text:p text:style-name="P8"/>
      <text:p text:style-name="P8"/>
      <text:p text:style-name="P8">Att,</text:p>
      <text:p text:style-name="P8">Toni Roger Bonete</text:p>
      <text:p text:style-name="Standard"><text:a xlink:type="simple" xlink:href="mailto:tbonete@gmail.com" text:style-name="Internet_20_link" text:visited-style-name="Visited_20_Internet_20_Link">tbonete@gmail.com</text:a><text:span text:style-name="T8"><text:line-break/></text:span><text:span text:style-name="T9">CNPJ. </text:span><text:span text:style-name="T10">27.777.593/0001-5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Arial-BoldMT" svg:font-family="Arial-BoldMT" style:font-family-generic="roman" style:font-pitch="variable"/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roman" style:font-pitch="variable"/>
    <style:font-face style:name="OpenSymbol1" svg:font-family="OpenSymbo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09:34:57.621000000</meta:creation-date>
    <dc:date>2018-01-26T17:54:04.423000000</dc:date>
    <meta:editing-duration>PT11M25S</meta:editing-duration>
    <meta:editing-cycles>2</meta:editing-cycles>
    <meta:generator>LibreOffice/5.4.0.3$Windows_X86_64 LibreOffice_project/7556cbc6811c9d992f4064ab9287069087d7f62c</meta:generator>
    <meta:document-statistic meta:table-count="0" meta:image-count="0" meta:object-count="0" meta:page-count="1" meta:paragraph-count="35" meta:word-count="149" meta:character-count="961" meta:non-whitespace-character-count="852"/>
  </office:meta>
</office:document-meta>
</file>